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textarea-horizontal-align="justify" draw:textarea-vertical-align="middle" draw:auto-grow-height="false" fo:min-height="2.036cm" fo:min-width="19.82cm"/>
    </style:style>
    <style:style style:name="gr3" style:family="graphic" style:parent-style-name="standard">
      <style:graphic-properties draw:fill-color="#bee3d3" draw:textarea-horizontal-align="justify" draw:textarea-vertical-align="middle" draw:auto-grow-height="false" fo:min-height="2.266cm" fo:min-width="2.734cm"/>
    </style:style>
    <style:style style:name="gr4" style:family="graphic" style:parent-style-name="standard">
      <style:graphic-properties draw:fill-color="#8ccfb7" draw:textarea-horizontal-align="justify" draw:textarea-vertical-align="middle" draw:auto-grow-height="false" fo:min-height="1.02cm" fo:min-width="3.564cm"/>
    </style:style>
    <style:style style:name="gr5" style:family="graphic" style:parent-style-name="standard">
      <style:graphic-properties draw:fill-color="#009598" draw:textarea-horizontal-align="justify" draw:textarea-vertical-align="middle" draw:auto-grow-height="false" fo:min-height="1.528cm" fo:min-width="12.96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 style:list-style-name="L2">
      <style:graphic-properties draw:textarea-horizontal-align="justify" draw:textarea-vertical-align="middle" draw:auto-grow-height="false" fo:min-height="1.274cm" fo:min-width="14.74cm"/>
    </style:style>
    <style:style style:name="pr1" style:family="presentation" style:parent-style-name="Default-subtitle">
      <style:graphic-properties draw:fill-color="#ffffff" fo:min-height="9.13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style:text-autospace="none"/>
      <style:text-properties fo:color="#000000" style:font-name="DejaVu Sans Mono" fo:font-size="9pt" style:font-name-asian="DejaVu Sans Mono" style:font-size-asian="9pt" style:font-name-complex="DejaVu Sans Mono" style:font-size-complex="9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-color="#bee3d3"/>
      <style:paragraph-properties fo:text-align="center"/>
    </style:style>
    <style:style style:name="P7" style:family="paragraph">
      <loext:graphic-properties draw:fill-color="#8ccfb7"/>
      <style:paragraph-properties fo:text-align="center"/>
    </style:style>
    <style:style style:name="P8" style:family="paragraph">
      <loext:graphic-properties draw:fill-color="#009598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DejaVu Sans Mono" fo:font-size="9pt" fo:font-style="normal" fo:text-shadow="none" style:text-underline-style="none" fo:font-weight="bold" style:letter-kerning="true" fo:background-color="transparent" style:font-name-asian="DejaVu Sans Mono" style:font-size-asian="9pt" style:font-style-asian="normal" style:font-weight-asian="bold" style:font-name-complex="DejaVu Sans Mono" style:font-size-complex="9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DejaVu Sans Mono" fo:font-size="9pt" fo:font-style="normal" fo:text-shadow="none" style:text-underline-style="none" fo:font-weight="normal" style:letter-kerning="true" fo:background-color="transparent" style:font-name-asian="DejaVu Sans Mono" style:font-size-asian="9pt" style:font-style-asian="normal" style:font-weight-asian="normal" style:font-name-complex="DejaVu Sans Mono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2.31cm" svg:x="1.4cm" svg:y="2.101cm" presentation:class="subtitle" presentation:user-transformed="true">
          <draw:text-box>
            <text:p text:style-name="P1"><text:span text:style-name="T1">Suppose we describe</text:span><text:span text:style-name="T2"> </text:span></text:p>
            <text:p text:style-name="P1"><text:span text:style-name="T2"/></text:p>
            <text:p text:style-name="P1"><text:span text:style-name="T2">R1 : </text:span><text:span text:style-name="T2">/sports/sports_posit</text:span><text:span text:style-name="T2">ion/players./america</text:span><text:span text:style-name="T2">n_football/football_</text:span><text:span text:style-name="T2">historical_roster_po</text:span><text:span text:style-name="T2">sition/team</text:span></text:p>
            <text:p text:style-name="P1"><text:span text:style-name="T2">R2: </text:span><text:span text:style-name="T2">/sports/sports_posit</text:span><text:span text:style-name="T2">ion/players./sports/</text:span><text:span text:style-name="T2">sports_team_roster/t</text:span><text:span text:style-name="T2">eam</text:span></text:p>
            <text:p text:style-name="P1"><text:span text:style-name="T2">S: /m/023wyl</text:span></text:p>
            <text:p text:style-name="P1"><text:span text:style-name="T2">O: /m/02wvfxl</text:span></text:p>
            <text:p text:style-name="P1"><text:span text:style-name="T2"/></text:p>
            <text:p text:style-name="P1"><text:span text:style-name="T2"/></text:p>
            <text:p text:style-name="P1"><text:span text:style-name="T1">AMIE Rule file </text:span><text:span text:style-name="T1">contains:</text:span></text:p>
            <text:p text:style-name="P1"><text:span text:style-name="T2"/></text:p>
            <text:p text:style-name="P1"><text:span text:style-name="T2"><text:s/></text:span><text:span text:style-name="T2">?a R1</text:span><text:span text:style-name="T2"> ?b =&gt; ?a R2 ?</text:span><text:span text:style-name="T2">b</text:span></text:p>
            <text:p text:style-name="P1"><text:span text:style-name="T2"/></text:p>
            <text:p text:style-name="P1"><text:span text:style-name="T2">In grounding </text:span><text:span text:style-name="T2">creation we classify </text:span><text:span text:style-name="T2">this rule in rule </text:span><text:span text:style-name="T2">extract list as </text:span><text:span text:style-name="T2">implication rule and </text:span><text:span text:style-name="T2">take premise and the </text:span><text:span text:style-name="T2">conclusion from the </text:span><text:span text:style-name="T2">rule file.</text:span></text:p>
            <text:p text:style-name="P1"><text:span text:style-name="T2"/></text:p>
            <text:p text:style-name="P1"><text:span text:style-name="T2">[R1(premise </text:span><text:span text:style-name="T2">relation), </text:span><text:span text:style-name="T2">R2(conclusion </text:span><text:span text:style-name="T2">relation), type: </text:span><text:span text:style-name="T2">implication]</text:span></text:p>
            <text:p text:style-name="P1"><text:span text:style-name="T2"/></text:p>
            <text:p text:style-name="P1"><text:span text:style-name="T1">Get Groundings from </text:span><text:span text:style-name="T1">the training triples</text:span></text:p>
            <text:p text:style-name="P1"><text:span text:style-name="T1"/></text:p>
            <text:p text:style-name="P1"><text:span text:style-name="T2">Then We check the </text:span><text:span text:style-name="T2">triple file and </text:span><text:span text:style-name="T2">iterate each entry </text:span><text:span text:style-name="T2">in triple file to </text:span><text:span text:style-name="T2">check if the premise </text:span><text:span text:style-name="T2">of rule extract list </text:span><text:span text:style-name="T2">exist in each entry </text:span><text:span text:style-name="T2">and check the </text:span><text:span text:style-name="T2">corresponding type </text:span><text:span text:style-name="T2">of the rule. </text:span></text:p>
            <text:p text:style-name="P1"><text:span text:style-name="T2"/></text:p>
            <text:p text:style-name="P1"><text:span text:style-name="T2">[entry.subject, </text:span><text:span text:style-name="T2">entry.object, rule </text:span><text:span text:style-name="T2">extract.premise, </text:span><text:span text:style-name="T2">rule </text:span><text:span text:style-name="T2">extract.conclusion]</text:span></text:p>
            <text:p text:style-name="P1"><text:span text:style-name="T2"/></text:p>
            <text:p text:style-name="P1"><text:span text:style-name="T2">e.g for S and O </text:span><text:span text:style-name="T2">described above we </text:span><text:span text:style-name="T2">the corresponding R1 </text:span><text:span text:style-name="T2">and R2 we get,</text:span></text:p>
            <text:p text:style-name="P1"><text:span text:style-name="T2"/></text:p>
            <text:p text:style-name="P1"><text:span text:style-name="T2">[S,O,R1,R2] and save </text:span><text:span text:style-name="T2">it in the </text:span><text:span text:style-name="T2">implication file <text:s text:c="2"/>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3" draw:layer="layout" svg:width="20.32cm" svg:height="2.286cm" svg:x="6.858cm" svg:y="2.032cm">
          <text:p text:style-name="P3"><text:span text:style-name="T1">Description</text:span></text:p>
          <text:p text:style-name="P3"><text:span text:style-name="T2"><text:s text:c="5"/></text:span></text:p>
          <text:p text:style-name="P3"><text:span text:style-name="T2">R1 : /sports/sports_position/players./american_football/football_historical_roster_position/team</text:span></text:p>
          <text:p text:style-name="P3"><text:span text:style-name="T2">R2: /sports/sports_position/players./sports/sports_team_roster/team</text:span></text:p>
          <text:p text:style-name="P3"><text:span text:style-name="T2">S: /m/023wyl</text:span></text:p>
          <text:p text:style-name="P4"><text:span text:style-name="T2">O: /m/02wvfxl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572cm" svg:height="3.556cm" svg:x="2.794cm" svg:y="5.842cm">
          <text:p text:style-name="P5">AMI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4.064cm" svg:height="1.27cm" svg:x="8.636cm" svg:y="6.858cm">
          <text:p text:style-name="P5"><text:span text:style-name="T1">Rule Pattern File</text:span></text:p>
          <text:p text:style-name="P5"><text:span text:style-name="T1"/></text:p>
          <text:p text:style-name="P5"><text:span text:style-name="T2">?a R1 ?b =&gt; ?a R2 ?b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3.462cm" svg:height="1.778cm" svg:x="13.716cm" svg:y="6.604cm">
          <text:p text:style-name="P5"><text:span text:style-name="T1">Rule Extract list</text:span></text:p>
          <text:p text:style-name="P5"><text:span text:style-name="T2"/></text:p>
          <text:p text:style-name="P5"><text:span text:style-name="T2">[R1(premise relation), R2(conclusion relation), type: implication]</text:span>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7.366cm" svg:y1="7.366cm" svg:x2="8.636cm" svg:y2="7.366cm">
          <text:p/>
        </draw:line>
        <draw:line draw:style-name="gr6" draw:text-style-name="P9" draw:layer="layout" svg:x1="12.7cm" svg:y1="7.366cm" svg:x2="13.716cm" svg:y2="7.366cm">
          <text:p/>
        </draw:line>
        <draw:custom-shape draw:style-name="gr7" draw:text-style-name="P3" draw:layer="layout" svg:width="15.24cm" svg:height="1.524cm" svg:x="12.192cm" svg:y="9.906cm">
          <text:p text:style-name="P3"><text:span text:style-name="T1">Grounding File (generated for each rule)</text:span></text:p>
          <text:p text:style-name="P3"><text:span text:style-name="T2"><text:s/></text:span></text:p>
          <text:p text:style-name="P5"><text:span text:style-name="T2">[entry.subject, entry.object, rule extract.premise, rule extract.conclusion]</text:span></text:p>
          <text:p text:style-name="P5"><text:span text:style-name="T2">e.g [S,O,R1,R2]</text:span>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20.32cm" svg:y1="8.382cm" svg:x2="20.32cm" svg:y2="9.906cm">
          <text:p/>
        </draw:lin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6T00:47:50.092539778</meta:creation-date>
    <dc:date>2020-01-26T01:30:01.713296769</dc:date>
    <meta:editing-duration>PT4M</meta:editing-duration>
    <meta:editing-cycles>1</meta:editing-cycles>
    <meta:document-statistic meta:object-count="34"/>
    <meta:generator>LibreOffice/6.0.7.3$Linux_X86_64 LibreOffice_project/00m0$Build-3</meta:generator>
  </office:meta>
</office:document-meta>
</file>